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Установка и подключение подгрузчика (items_loader)</text:p>
      <text:p text:style-name="P2"><text:tab/>Установка:</text:p>
      <text:list xml:id="list667885435" text:style-name="L1">
        <text:list-item>
          <text:p text:style-name="P1">В apps.utils копируем папку «items_loader»</text:p>
        </text:list-item>
        <text:list-item>
          <text:p text:style-name="P1">В INSTALLED_APPS в settings.py прописываем путь к приложению</text:p>
          <text:list>
            <text:list-header>
              <text:p text:style-name="P1">'apps.utils.items_loader'</text:p>
            </text:list-header>
          </text:list>
        </text:list-item>
        <text:list-item>
          <text:p text:style-name="P1"><text:bookmark-start text:name="__DdeLink__4_672924944"/>Копируем<text:bookmark-end text:name="__DdeLink__4_672924944"/> скрипт «items_loader.js» куда угодно ( пр.р: /media/js/ ), и подключаем на странице html — например:</text:p>
          <text:list>
            <text:list-header>
              <text:p text:style-name="P1">&lt;script type="text/javascript" src="<text:bookmark-start text:name="__DdeLink__0_672924944"/>/media/js/<text:bookmark-end text:name="__DdeLink__0_672924944"/><text:bookmark-start text:name="__DdeLink__2_672924944"/>items_loader.js<text:bookmark-end text:name="__DdeLink__2_672924944"/>"&gt;&lt;/script&gt;</text:p>
            </text:list-header>
          </text:list>
        </text:list-item>
        <text:list-item>
          <text:p text:style-name="P1">В конфигурации url.py для работы импортируем нужную нам вьюху, например:</text:p>
          <text:list>
            <text:list-header>
              <text:p text:style-name="P1">from apps.utils.items_loader.views import items_loader</text:p>
            </text:list-header>
          </text:list>
          <text:p text:style-name="P1">подгружаем декоратор:</text:p>
          <text:list text:continue-numbering="true">
            <text:list-header>
              <text:p text:style-name="P1">from django.views.decorators.csrf import csrf_exempt </text:p>
            </text:list-header>
          </text:list>
          <text:p text:style-name="P1">и делаем запись в паттерне:</text:p>
          <text:list text:continue-numbering="true">
            <text:list-header>
              <text:p text:style-name="P1">(r'^load_items/$',csrf_exempt(items_loader)),</text:p>
            </text:list-header>
          </text:list>
        </text:list-item>
        <text:list-item>
          <text:p text:style-name="P1">В templates создаём папку «<text:bookmark-start text:name="__DdeLink__30_672924944"/>items_loader<text:bookmark-end text:name="__DdeLink__30_672924944"/>», в неё копируем файл «base_loader.html»</text:p>
        </text:list-item>
      </text:list>
      <text:p text:style-name="Standard"/>
      <text:p text:style-name="P6"><text:tab/><text:span text:style-name="T1">Подключение для простых списков (использование без дополнительных параметров)</text:span></text:p>
      <text:p text:style-name="P4"><text:tab/>Допустим у нас есть задача разместить список записей блога (или любой другой простой список, например Новости, Товары, Фотографии и т.д. ) с динамической подгрузкой элементов. Мы имеем верстку для вывода данного блока:</text:p>
      <text:p text:style-name="P4"/>
      <text:p text:style-name="P4"><text:tab/><text:bookmark-start text:name="__DdeLink__12_672924944"/>&lt;div class="blog"&gt;</text:p>
      <text:p text:style-name="P4"><text:s text:c="8"/><text:tab/><text:tab/>&lt;div class="<text:bookmark-start text:name="__DdeLink__9_672924944"/>blog_item<text:bookmark-end text:name="__DdeLink__9_672924944"/>" &gt;Запись 1&lt;/div&gt;</text:p>
      <text:p text:style-name="P4"><text:tab/><text:tab/>&lt;div class="blog_item" &gt;Запись 2&lt;/div&gt;</text:p>
      <text:p text:style-name="P4"><text:s text:c="8"/><text:tab/><text:tab/>&lt;div class="blog_item" &gt;Запись 3&lt;/div&gt;</text:p>
      <text:p text:style-name="P4"><text:s text:c="8"/><text:tab/><text:tab/>&lt;div class="blog_item" &gt;Запись 4&lt;/div&gt;</text:p>
      <text:p text:style-name="P4"><text:s text:c="8"/><text:tab/><text:tab/>&lt;div class="blog_item" &gt;Запись 5&lt;/div&gt;</text:p>
      <text:p text:style-name="P4"><text:s text:c="8"/><text:tab/><text:tab/><text:bookmark-start text:name="__DdeLink__34_672924944"/>&lt;div class="blog_item" &gt;Запись 6&lt;/div&gt;<text:bookmark-end text:name="__DdeLink__34_672924944"/></text:p>
      <text:p text:style-name="P4"><text:s text:c="8"/><text:tab/><text:tab/>&lt;div class="show_more"&gt;<text:bookmark-start text:name="__DdeLink__36_672924944"/>&lt;a href="#"&gt;Ещё 3 записи&lt;/a&gt;<text:bookmark-end text:name="__DdeLink__36_672924944"/>&lt;/div&gt;</text:p>
      <text:p text:style-name="P4"><text:tab/>&lt;/div&gt;</text:p>
      <text:p text:style-name="P4"><text:bookmark-end text:name="__DdeLink__12_672924944"/></text:p>
      <text:p text:style-name="P4"><text:tab/>В шаблоне для вывода данного блока подключаем библиотеку шаблонных тегов приложения «items_loader»:</text:p>
      <text:p text:style-name="P4"><text:tab/>{% load items_loader_extras %}</text:p>
      <text:p text:style-name="P4">Далее вставляем наш блок без записей и ссылки и добавляем к нему (а если не было - <text:s text:c="2"/>приписываем) класс «load_<text:bookmark-start text:name="__DdeLink__16_672924944"/>block<text:bookmark-end text:name="__DdeLink__16_672924944"/>» (это делается для того чтобы скрипт нашёл родительский блок в который он будет подгружать элементы и откуда он будет «собирать» параметры). Записываем в блок шаблонный тег «block_items_loader» с требуемыми параметрами:</text:p>
      <text:p text:style-name="P4"/>
      <text:p text:style-name="P4"><text:tab/>&lt;div class="blog load_block"&gt;</text:p>
      <text:p text:style-name="P4"><text:tab/><text:tab/>{% block_items_loader blog <text:bookmark-start text:name="__DdeLink__19_672924944"/>"blog" <text:bookmark-end text:name="__DdeLink__19_672924944"/>"siteblocks" "blog" 3 "" "" %}</text:p>
      <text:p text:style-name="P4"><text:tab/>&lt;/div&gt;</text:p>
      <text:p text:style-name="P4"/>
      <text:p text:style-name="P4"><text:tab/>Первый параметр: контекстная переменная blog — это <text:span text:style-name="T2">ограниченный</text:span> набор записей (queryset), который мы загружаем на данную страницу. Например по-умолчанию на страницу мы выводим 6 последних записей блога.</text:p>
      <text:p text:style-name="P4"><text:tab/>Второй параметр: строковый параметр — название модели из которой будет производиться подгрузка записей, в данном случае модель называет Blog, соотвественно параметр равен "blog". (примечание: модель обязательно должна иметь поле is_published, основным менеджером модели должен быть PublishedManager() ).</text:p>
      <text:p text:style-name="P4"><text:tab/>Третий параметр: строковый параметр - название приложения в котором прописана данная модель. В нашем случае модель Blog прописана в приложении siteblocks, соотвественно параметр равен "siteblocks".</text:p>
      <text:p text:style-name="P4"><text:tab/>Четвертый параметр: строковый параметр — название <text:span text:style-name="T2">шаблона для подгрузки</text:span>. Об этом — ниже.</text:p>
      <text:p text:style-name="P4"><text:tab/>Пятый параметр: числовой параметр — количество подгружаемых элементов. Данный параметр будет выводиться в шаблоне для подгрузки в блоке «Ещё N записей». Об этом — ниже.</text:p>
      <text:p text:style-name="P4"><text:tab/>Шестой и седьмой параметр для простой подгрузки не применяются, по этому вместо них указываются путые строки "" "" .</text:p>
      <text:p text:style-name="P4"/>
      <text:p text:style-name="P3">Шаблон для подгрузки</text:p>
      <text:p text:style-name="P4"><text:tab/>В папке <text:s/>templates/items_loader создаём html файл шаблона с названием «названи<text:bookmark-start text:name="__DdeLink__32_672924944"/>е_load_template<text:bookmark-end text:name="__DdeLink__32_672924944"/>». Вместо названия вы должны указать строку которую указываете в ЧЕТВЕРТОМ параметре — названиие шаблона для подгрузки. В нашем случае мы создадим файл с таким именем:</text:p>
      <text:p text:style-name="P4"><text:tab/>blog_load_template.html</text:p>
      <text:p text:style-name="P4"><text:tab/>Открываем этот файл и записываем (для нашего примера) в него такую конструкцию:</text:p>
      <text:p text:style-name="P4"/>
      <text:p text:style-name="P4"><text:tab/>{% load pytils_numeral %}</text:p>
      <text:p text:style-name="P4"/>
      <text:p text:style-name="P4"><text:tab/>{% for item in items %}</text:p>
      <text:p text:style-name="P4"><text:tab/><text:tab/>&lt;div class="blog_item{% if not initial %} loaded" style="display: none;{% endif %}" &gt;</text:p>
      <text:p text:style-name="P4"><text:tab/><text:tab/><text:tab/>{{ item.title }}</text:p>
      <text:p text:style-name="P4"><text:tab/><text:tab/>&lt;/div&gt;</text:p>
      <text:p text:style-name="P4"><text:tab/>{% endfor %}</text:p>
      <text:p text:style-name="P4"/>
      <text:p text:style-name="P4"><text:tab/>{% if initial and next_count %}</text:p>
      <text:p text:style-name="P4"><text:tab/><text:tab/>&lt;div class="show_more service_load_button"&gt;</text:p>
      <text:p text:style-name="P4"><text:tab/><text:tab/>{% if next_count &lt; <text:bookmark-start text:name="__DdeLink__54_672924944"/>load_count<text:bookmark-end text:name="__DdeLink__54_672924944"/> %}</text:p>
      <text:p text:style-name="P4"><text:tab/><text:tab/><text:tab/><text:bookmark-start text:name="__DdeLink__38_672924944"/>&lt;a href="#" class="load_items"&gt;Ещё &lt;span class="cnt"&gt;{{ next_count }}&lt;/span&gt; запис{{ next_count|choose_plural:"ь,и,ей" }}&lt;/a&gt;<text:bookmark-end text:name="__DdeLink__38_672924944"/></text:p>
      <text:p text:style-name="P4"><text:tab/><text:tab/>{% else %}</text:p>
      <text:p text:style-name="P4"><text:tab/><text:tab/><text:tab/>&lt;a href="#" class="load_items"&gt;Ещё &lt;span class="cnt"&gt;{{ load_count }}<text:bookmark-start text:name="__DdeLink__50_672924944"/>&lt;/span&gt;<text:bookmark-end text:name="__DdeLink__50_672924944"/> запис{{ load_count|choose_plural:"ь,и,ей" }}&lt;/a&gt;</text:p>
      <text:p text:style-name="P4"><text:tab/><text:tab/>{% endif %}</text:p>
      <text:p text:style-name="P4"><text:tab/><text:tab/>&lt;/div&gt;</text:p>
      <text:p text:style-name="P4"><text:tab/>{% endif %}</text:p>
      <text:p text:style-name="P4"/>
      <text:p text:style-name="P4"><text:tab/>{% if remaining_count %}</text:p>
      <text:p text:style-name="P4"><text:s text:c="4"/><text:tab/><text:tab/>&lt;input type="hidden" id="remaining_count_text" value="Ещё &lt;span class='cnt'&gt;{{ remaining_count }}&lt;/span&gt; запис{{ remaining_count|choose_plural:"ь,и,ей" }}"&gt;</text:p>
      <text:p text:style-name="P4"><text:tab/>{% endif %}</text:p>
      <text:p text:style-name="P4"/>
      <text:p text:style-name="P4"><text:tab/>В блоке {% for item in items %} мы записываем верстку для вывода одной записи и в основном блоке элемента (в данном случае blog_item) дописываем к классу такую конструкцию {% if not initial %} loaded" style="display: none;{% endif %} (Если у элемента класса не было то получится так: &lt;div class="{% if not initial %} loaded" style="display: none;{% endif %}" &gt;). </text:p>
      <text:list xml:id="list1527256985" text:style-name="L2">
        <text:list-item>
          <text:list>
            <text:list-item>
              <text:p text:style-name="P5">В данной конструкции осуществляется проверка на то какая загрузка шаблона сейчас происходит. Если НЕ НАЧАЛЬНАЯ (if not initial) то к блоку дописывается класс «loaded» и устанавливается стиль display:none. - это сделано для того чтобы при выводе скрипт плавно отобразил элементы с классом «loaded», <text:s/>и затем удалил этот класс у загруженных элементов. При НАЧАЛЬНОЙ загрузке на странице сразу же отображаются загруженные елементы.</text:p>
            </text:list-item>
          </text:list>
        </text:list-item>
      </text:list>
      <text:p text:style-name="P4"><text:tab/>Блок {% if initial and next_count %} выполняется только при начальной загрузке. В него вставляется верстка блока в котором содержится ссылка, по нажатию на которую будет производится подгрузка элементов. В нашем случае ссылка «лежит» <text:s/>в блоке с классом «show more». К классу основного блока для ссылки на подгрузку добавляется класс «service_load_button» - это сделано для того чтобы при подгрузке новых элементов скрипт «перетаксивал» данный блок вниз, под загруженные элементы, а не оставлял его на одном месте. Соответственно, если ссылка на подгрузку у нас записана так, без каких-либо обрамляющих блоков — класс «service_load_button» будет добавляться к ней.</text:p>
      <text:p text:style-name="P4"><text:tab/>Далее идет проверка. Переменная «next_count» — это то сколько элементов для загрузки осталось для данного queryset. Переменная «load_count» - это то что мы указывали в ПЯТОМ параметре — количество подгружаемых элементов. Соответственно, если то, СКОЛЬКО ОСТАЛОСЬ меньше КОЛИЧЕСТВА КОТОРЫЕ МЫ ХОТИМ ПОДГРУЖАТЬ — мы выводим количество которое осталоось, в противном случае — выводим количество указанное для подгрузки.</text:p>
      <text:p text:style-name="P4"><text:tab/>В этом блоке к ссылке обязательно дописывается класс «load_items» ( на этот класс в скрипте настроена работа подгрузки ) и в ссылке создается элемент-контейнер с классом «cnt» в который и вставляется количество подгружаемых элементов.</text:p>
      <text:p text:style-name="P4"><text:tab/>Блок {% if remaining_count %} запускается в случае когда: Например мы производим подгрузку по 5 элементов. И через несколько «итераций» для подгрузки остаётся менее 5-и элементов, тогда создается скрытый input в который записывется текст который после вывода вставится в ссылк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zero </meta:initial-creator>
    <meta:creation-date>2012-05-31T10:51:56</meta:creation-date>
    <dc:date>2012-05-31T13:51:49</dc:date>
    <dc:creator>yzero </dc:creator>
    <meta:editing-duration>PT2H59M54S</meta:editing-duration>
    <meta:editing-cycles>14</meta:editing-cycles>
    <meta:generator>LibreOffice/3.3$Linux LibreOffice_project/330m19$Build-401</meta:generator>
    <meta:document-statistic meta:table-count="0" meta:image-count="0" meta:object-count="0" meta:page-count="1" meta:paragraph-count="65" meta:word-count="874" meta:character-count="6619"/>
  </office:meta>
</office:document-meta>
</file>